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onsolas" fo:font-size="9.5pt" fo:language="none" fo:country="none" fo:font-style="italic" style:font-name-asian="Consolas" style:font-size-asian="9.5pt" style:language-asian="none" style:country-asian="none" style:font-style-asian="italic" style:font-name-complex="Consolas" style:font-size-complex="9.5pt" style:language-complex="none" style:country-complex="none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umber1</text:p>
          </table:table-cell>
          <table:table-cell table:style-name="ce1" office:value-type="string" calcext:value-type="string">
            <text:p>number2</text:p>
          </table:table-cell>
          <table:table-cell table:style-name="ce1" office:value-type="string" calcext:value-type="string">
            <text:p>result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/00/0000</text:date>, <text:time style:data-style-name="N2" text:time-value="18:52:26.7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 LibreOffice_project/60da17e045e08f1793c57c00ba83cdfce946d0aa</meta:generator>
    <dc:date>2021-01-11T18:54:10.402000000</dc:date>
    <meta:editing-duration>PT1M46S</meta:editing-duration>
    <meta:editing-cycles>1</meta:editing-cycles>
    <meta:document-statistic meta:table-count="1" meta:cell-count="9" meta:object-count="0"/>
  </office:meta>
</office:document-meta>
</file>